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3.png"/>
  <manifest:file-entry manifest:media-type="image/png" manifest:full-path="Pictures/image2.png"/>
  <manifest:file-entry manifest:media-type="image/png" manifest:full-path="Pictures/image4.png"/>
  <manifest:file-entry manifest:media-type="image/png" manifest:full-path="Pictures/image1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auto-grow-height="false" draw:auto-grow-width="false" draw:blue="0%" draw:color-mode="standard" draw:contrast="0%" draw:fill="none" draw:gamma="0%" draw:green="0%" draw:luminance="0%" draw:red="0%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2" style:family="graphic">
      <style:graphic-properties draw:auto-grow-height="false" draw:auto-grow-width="false"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dp2" style:family="drawing-page"/>
  </office:automatic-styles>
  <office:body>
    <office:drawing>
      <draw:page draw:name="page1" draw:id="page1" xml:id="page1" draw:master-page-name="Default1" draw:style-name="dp2">
        <draw:layer-set>
          <draw:layer draw:name=""/>
        </draw:layer-set>
        <draw:frame draw:style-name="gr1" xml:id="shape-1" draw:id="shape-1" draw:layer="" svg:width="340.19811591013pt" svg:height="232.15788250200pt" svg:x="45.35918988359pt" svg:y="13.12174857131pt">
          <draw:image xlink:type="simple" xlink:show="embed" xlink:actuate="onLoad" xlink:href="Pictures/image1.png"/>
        </draw:frame>
        <draw:frame draw:style-name="gr2" xml:id="shape-2" draw:id="shape-2" draw:layer="" svg:width="340.31844587044pt" svg:height="226.77204640000pt" svg:x="447.04226650799pt" svg:y="319.28182629385pt">
          <draw:image xlink:type="simple" xlink:show="embed" xlink:actuate="onLoad" xlink:href="Pictures/image2.png"/>
        </draw:frame>
        <draw:frame draw:style-name="gr1" xml:id="shape-3" draw:id="shape-3" draw:layer="" svg:width="340.29452269382pt" svg:height="224.50432593600pt" svg:x="446.47450190984pt" svg:y="20.82924031707pt">
          <draw:image xlink:type="simple" xlink:show="embed" xlink:actuate="onLoad" xlink:href="Pictures/image3.png"/>
        </draw:frame>
        <draw:frame draw:style-name="gr1" xml:id="shape-4" draw:id="shape-4" draw:layer="" svg:width="242.28348802727pt" svg:height="140.42159717230pt" svg:x="86.24480046821pt" svg:y="361.35452974658pt">
          <draw:image xlink:type="simple" xlink:show="embed" xlink:actuate="onLoad" xlink:href="Pictures/image4.png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Bibliography_20phdthesis" style:display-name="Bibliography phdthesis" style:family="paragraph"/>
    <style:style style:name="Bibliography_20custom1" style:display-name="Bibliography custom1" style:family="paragraph"/>
    <style:style style:name="Contents_206" style:display-name="Contents 6" style:family="paragraph">
      <style:paragraph-properties fo:margin-left="40.000000000000000pt"/>
    </style:style>
    <style:style style:name="Contents_204" style:display-name="Contents 4" style:family="paragraph">
      <style:paragraph-properties fo:margin-left="24.000000000000000pt"/>
    </style:style>
    <style:style style:name="Bibliography_20conference" style:display-name="Bibliography conference" style:family="paragraph"/>
    <style:style style:name="Bibliography_20custom3" style:display-name="Bibliography custom3" style:family="paragraph"/>
    <style:style style:name="Contents_205" style:display-name="Contents 5" style:family="paragraph">
      <style:paragraph-properties fo:margin-left="32.000000000000000pt"/>
    </style:style>
    <style:style style:name="Bibliography_20inbook" style:display-name="Bibliography inbook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techreport" style:display-name="Bibliography techreport" style:family="paragraph"/>
    <style:style style:name="Bibliography_20custom2" style:display-name="Bibliography custom2" style:family="paragraph"/>
    <style:style style:name="Bibliography_20custom5" style:display-name="Bibliography custom5" style:family="paragraph"/>
    <style:style style:name="Bibliography_20custom4" style:display-name="Bibliography custom4" style:family="paragraph"/>
    <style:style style:name="Bibliography_20www" style:display-name="Bibliography www" style:family="paragraph"/>
    <style:style style:name="Contents_2010" style:display-name="Contents 10" style:family="paragraph">
      <style:paragraph-properties fo:margin-left="72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email" style:display-name="Bibliography email" style:family="paragraph"/>
    <style:style style:name="Bibliography_20incollection" style:display-name="Bibliography incollection" style:family="paragraph"/>
    <style:style style:name="Bibliography_20unpublished" style:display-name="Bibliography unpublished" style:family="paragraph"/>
    <style:style style:name="Contents_208" style:display-name="Contents 8" style:family="paragraph">
      <style:paragraph-properties fo:margin-left="56.000000000000000pt"/>
    </style:style>
    <style:style style:name="Bibliography_20manual" style:display-name="Bibliography manual" style:family="paragraph"/>
    <style:style style:name="Contents_207" style:display-name="Contents 7" style:family="paragraph">
      <style:paragraph-properties fo:margin-left="48.000000000000000pt"/>
    </style:style>
    <style:style style:name="Bibliography_20proceedings" style:display-name="Bibliography proceedings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Contents_209" style:display-name="Contents 9" style:family="paragraph">
      <style:paragraph-properties fo:margin-left="64.000000000000000pt"/>
    </style:style>
    <style:style style:name="Contents_201" style:display-name="Contents 1" style:family="paragraph">
      <style:paragraph-properties fo:margin-left="0.000000000000000pt"/>
    </style:style>
    <style:style style:name="Bibliography_20article" style:display-name="Bibliography article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</office:styles>
  <office:automatic-styles>
    <style:style style:name="dp1" style:family="drawing-page"/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841.89122225999995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5.08.2</meta:generator>
    <dc:title/>
    <meta:initial-creator>Unknown</meta:initial-creator>
    <meta:editing-cycles>11</meta:editing-cycles>
    <dc:date>2025-11-20T16:46:33</dc:date>
    <meta:creation-date>2008-10-27T22:59:39</meta:creation-date>
  </office:meta>
</office:document-meta>
</file>